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Dark Chocolate – 200g - 70p</text:p>
      <text:p text:style-name="Normal">Butter – 250g<text:s/>-<text:s/>98p</text:p>
      <text:p text:style-name="Normal">Large Eggs – 6<text:s/>-<text:s/>£1.65</text:p>
      <text:p text:style-name="Normal">Golden Caster Sugar – 1kg<text:s/>-<text:s/>£1.90</text:p>
      <text:p text:style-name="Normal">Plain Flour – 1.5kg – 55p</text:p>
      <text:p text:style-name="Normal">Baking powder – 6x5g - £1</text:p>
      <text:p text:style-name="Normal">Salt – 750g – 25p</text:p>
      <text:p text:style-name="Normal">Brazil nuts – 100g - £1.49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yriah Allison</meta:initial-creator>
    <dc:creator>Tyriah Allison</dc:creator>
    <meta:creation-date>2014-07-29T13:45:00Z</meta:creation-date>
    <dc:date>2014-07-29T14:03:00Z</dc:date>
    <meta:template xlink:href="Normal" xlink:type="simple"/>
    <meta:editing-cycles>1</meta:editing-cycles>
    <meta:editing-duration>PT1080S</meta:editing-duration>
    <meta:document-statistic meta:page-count="1" meta:paragraph-count="1" meta:word-count="30" meta:character-count="201" meta:row-count="1" meta:non-whitespace-character-count="172"/>
  </office:meta>
</office:document-meta>
</file>